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20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1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fo:font-weight="normal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 style:font-name="Albany1" fo:font-size="12pt" fo:language="pt" fo:country="BR" fo:font-weight="normal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P23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normal" style:font-name-asian="Times New Roman" style:font-size-asian="12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normal" style:font-name-asian="Times New Roman" style:font-size-asian="12pt" style:font-weight-asian="normal" style:font-name-complex="Times New Roman" style:font-size-complex="10pt" style:language-complex="ar" style:country-complex="SA" fo:hyphenate="false" fo:hyphenation-remain-char-count="2" fo:hyphenation-push-char-count="2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Arquivo Leia-me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Gerson Rodrigues Pereira<text:line-break/>gerson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Novem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02/11/2007</text:p>
          </table:table-cell>
          <table:table-cell table:style-name="Tabela1.A2" office:value-type="string">
            <text:p text:style-name="P11">0.1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3/11/2007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Alterações no documento </text:p>
          </table:table-cell>
          <table:table-cell table:style-name="Tabela1.D2" office:value-type="string">
            <text:p text:style-name="P11">Gerson</text:p>
          </table:table-cell>
        </table:table-row>
      </table:table>
      <text:p text:style-name="P12"/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formações Importantes|outline">1. <text:s/>INFORMAÇÕES IMPORTANTES<text:tab/>4</text:a></text:p>
        </text:index-body>
      </text:table-of-content>
      <text:p text:style-name="P16"/>
      <text:p text:style-name="P17"/>
      <text:p text:style-name="P18">Serviços</text:p>
      <text:h text:style-name="P19" text:outline-level="1"><text:s/>Informações Importantes</text:h>
      <text:p text:style-name="P20"/>
      <text:p text:style-name="P21">O projeto Serviços foi construído com nome de projeto, no eclipse, de ServicosEscola e esta no repositório do Escola: trunk\componentes\servicos, neste serviço temos as seguintes packages:</text:p>
      <text:p text:style-name="P21"><text:tab/><text:span text:style-name="T5">docs:</text:span></text:p>
      <text:p text:style-name="P21"><text:tab/><text:tab/>Onde temos o diagrama de componentes e a documentação do <text:tab/><text:tab/>pacote de serviços.</text:p>
      <text:p text:style-name="P21"><text:tab/><text:span text:style-name="T5">src</text:span></text:p>
      <text:p text:style-name="P21"><text:tab/><text:tab/>Nesta package temos todos os códigos fontes do serviço.</text:p>
      <text:p text:style-name="P21"><text:tab/><text:span text:style-name="T5">test</text:span></text:p>
      <text:p text:style-name="P21"><text:tab/><text:tab/>Aqui se encontra os testes de unidade do serviço.</text:p>
      <text:p text:style-name="P22"/>
      <text:p text:style-name="P22"><text:tab/>Nos dois serviços fornecidos pelo pacote de trabalho, o primeiro serviço, que <text:tab/>é o de e-mail faz uso de um arquivo de propriedades (mail.properties) que <text:tab/>contém o servidor de e-mail de onde o serviço será executado, é válido <text:tab/>alertar que o anti-virus pode barrar o envio de e-mail, verifique se esta <text:tab/>opção esta desmarcada, pois no meu ambiente de trabalho isso foi um <text:tab/>problema, tive que desabilitar a opção para conseguir enviar e-mail´s pelo <text:tab/>componente.</text:p>
      <text:p text:style-name="P22"><text:tab/>Esse arquivo (mail.properties) fica no diretório <text:span text:style-name="T5">scr\br\</text:span> do projeto.</text:p>
      <text:p text:style-name="P22"/>
      <text:p text:style-name="P21">O segundo serviço, ExpressaoNotaService, tem os métodos validar e calcularNotaAluno, porém este último, por mais que esteja com a lógica toda pronta, não esta em funcionamento, pois depende da integração com os demais componentes, no caso, com o componente de notas e frequencias.</text:p>
      <text:p text:style-name="P21">Já o método validar esta em pleno funcionamento.</text:p>
      <text:p text:style-name="P21"/>
      <text:p text:style-name="P21">O projeto Serviços depende de alguns jar file´s, apenas para informação vou listar os .jar necessários para o funcioamento do projeto:</text:p>
      <text:p text:style-name="P21"/>
      <text:p text:style-name="P23"><text:tab/>1- commons-email.jar</text:p>
      <text:p text:style-name="P23"><text:tab/>2- jel.jar</text:p>
      <text:p text:style-name="P23"><text:tab/>3- mail.jar</text:p>
      <text:p text:style-name="P21"/>
      <text:p text:style-name="P21"/>
      <text:p text:style-name="P24"><text:tab/>Este projeto foi elaborado por Gerson Rodrigues Pereira, como sendo o <text:tab/>projeto final do curso de especialização em análise e projeto de sistemas de <text:tab/>informação, com ênfase em desenvolvimento web da UFG.</text:p>
      <text:p text:style-name="P25"><text:span text:style-name="T6"><text:tab/>Fone para contato: 8441-589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style:shadow="none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02/11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 -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4</text:page-number></text:span><text:span text:style-name="T4"> </text:span><text:span text:style-name="T5">de </text:span><text:span text:style-name="T5"><text:page-count>4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4</text:page-number></text:span><text:span text:style-name="T8"> de </text:span><text:span text:style-name="T7"><text:page-count style:num-format="1"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7-11-03T14:12:21</dc:date>
    <meta:print-date>2003-09-02T15:56:00</meta:print-date>
    <dc:language>pt-BR</dc:language>
    <meta:editing-cycles>139</meta:editing-cycles>
    <meta:editing-duration>P1DT3H31M1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4" meta:paragraph-count="56" meta:word-count="368" meta:character-count="2331"/>
  </office:meta>
</office:document-meta>
</file>